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cm" draw:fill="none" draw:textarea-horizontal-align="justify" draw:textarea-vertical-align="middle" draw:auto-grow-height="false" fo:padding-top="0.087cm" fo:padding-bottom="0.087cm" fo:padding-left="0.212cm" fo:padding-right="0.212cm" draw:shadow="hidden"/>
    </style:style>
    <style:style style:name="gr2" style:family="graphic" style:parent-style-name="standard">
      <style:graphic-properties svg:stroke-width="0cm" draw:fill="none" draw:textarea-horizontal-align="justify" draw:textarea-vertical-align="middle" draw:auto-grow-height="false" fo:padding-top="0.087cm" fo:padding-bottom="0.087cm" fo:padding-left="0.212cm" fo:padding-right="0.212cm"/>
    </style:style>
    <style:style style:name="gr3" style:family="graphic" style:parent-style-name="standard">
      <style:graphic-properties svg:stroke-width="0cm" draw:textarea-horizontal-align="center" draw:textarea-vertical-align="middle" fo:padding-top="0.087cm" fo:padding-bottom="0.087cm" fo:padding-left="0.212cm" fo:padding-right="0.212cm"/>
    </style:style>
    <style:style style:name="gr4" style:family="graphic" style:parent-style-name="standard">
      <style:graphic-properties svg:stroke-width="0cm" draw:fill-color="#000000" draw:textarea-horizontal-align="justify" draw:textarea-vertical-align="middle" draw:auto-grow-height="false" fo:padding-top="0.087cm" fo:padding-bottom="0.087cm" fo:padding-left="0.212cm" fo:padding-right="0.212cm"/>
    </style:style>
    <style:style style:name="gr5" style:family="graphic" style:parent-style-name="standard">
      <style:graphic-properties draw:ole-draw-aspect="1" style:protect="size"/>
    </style:style>
    <style:style style:name="gr6" style:family="graphic" style:parent-style-name="standard">
      <style:graphic-properties svg:stroke-width="0cm" draw:marker-end="Arrow" draw:marker-end-width="0.051cm" draw:textarea-horizontal-align="center" draw:textarea-vertical-align="middle" fo:padding-top="0.087cm" fo:padding-bottom="0.087cm" fo:padding-left="0.212cm" fo:padding-right="0.212cm"/>
    </style:style>
    <style:style style:name="gr7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true" fo:min-height="0cm" fo:min-width="0cm" fo:padding-top="0.087cm" fo:padding-bottom="0.087cm" fo:padding-left="0.212cm" fo:padding-right="0.212cm"/>
    </style:style>
    <style:style style:name="gr8" style:family="graphic" style:parent-style-name="standard">
      <style:graphic-properties svg:stroke-width="0.051cm" draw:marker-start-width="0.483cm" draw:marker-end-width="0.483cm" draw:fill="none" draw:textarea-horizontal-align="justify" draw:textarea-vertical-align="middle" draw:auto-grow-height="false" fo:padding-top="0.112cm" fo:padding-bottom="0.112cm" fo:padding-left="0.237cm" fo:padding-right="0.237cm" draw:shadow="hidden"/>
    </style:style>
    <style:style style:name="gr9" style:family="graphic" style:parent-style-name="standard">
      <style:graphic-properties svg:stroke-width="0.051cm" draw:marker-start-width="0.483cm" draw:marker-end="Arrow" draw:marker-end-width="0.203cm" draw:textarea-horizontal-align="center" draw:textarea-vertical-align="middle" fo:padding-top="0.112cm" fo:padding-bottom="0.112cm" fo:padding-left="0.237cm" fo:padding-right="0.237cm"/>
    </style:style>
    <style:style style:name="gr10" style:family="graphic" style:parent-style-name="standard">
      <style:graphic-properties svg:stroke-width="0cm" draw:marker-end="Arrow" draw:marker-end-width="0.102cm" draw:textarea-horizontal-align="center" draw:textarea-vertical-align="middle" fo:padding-top="0.087cm" fo:padding-bottom="0.087cm" fo:padding-left="0.212cm" fo:padding-right="0.212cm"/>
    </style:style>
    <style:style style:name="gr11" style:family="graphic" style:parent-style-name="standard">
      <style:graphic-properties draw:marker-end="Arrow" draw:marker-end-width="0.102cm" draw:textarea-horizontal-align="center" draw:textarea-vertical-align="middle"/>
    </style:style>
    <style:style style:name="gr12" style:family="graphic" style:parent-style-name="standard">
      <style:graphic-properties svg:stroke-width="0.051cm" draw:marker-start-width="0.356cm" draw:marker-end="Arrow" draw:marker-end-width="0.178cm" draw:textarea-horizontal-align="center" draw:textarea-vertical-align="middle" fo:padding-top="0.113cm" fo:padding-bottom="0.113cm" fo:padding-left="0.238cm" fo:padding-right="0.238cm"/>
    </style:style>
    <style:style style:name="gr13" style:family="graphic" style:parent-style-name="standard">
      <style:graphic-properties svg:stroke-width="0.076cm" draw:marker-start-width="0.508cm" draw:marker-end="Arrow" draw:marker-end-width="0.203cm" draw:textarea-horizontal-align="center" draw:textarea-vertical-align="middle" fo:padding-top="0.125cm" fo:padding-bottom="0.125cm" fo:padding-left="0.25cm" fo:padding-right="0.25cm"/>
    </style:style>
    <style:style style:name="gr14" style:family="graphic" style:parent-style-name="standard">
      <style:graphic-properties draw:stroke="dash" draw:stroke-dash="Ultrafine_20_Dashed" svg:stroke-width="0cm" draw:textarea-horizontal-align="center" draw:textarea-vertical-align="middle" fo:padding-top="0.087cm" fo:padding-bottom="0.087cm" fo:padding-left="0.212cm" fo:padding-right="0.212cm"/>
    </style:style>
    <style:style style:name="gr15" style:family="graphic" style:parent-style-name="standard">
      <style:graphic-properties draw:stroke="dash" draw:stroke-dash="Ultrafine_20_Dashed" svg:stroke-width="0cm" draw:fill="none" draw:textarea-horizontal-align="justify" draw:textarea-vertical-align="middle" draw:auto-grow-height="false" fo:padding-top="0.087cm" fo:padding-bottom="0.087cm" fo:padding-left="0.212cm" fo:padding-right="0.212cm" draw:shadow="hidden"/>
    </style:style>
    <style:style style:name="P1" style:family="paragraph">
      <style:paragraph-properties fo:text-align="center"/>
    </style:style>
    <style:style style:name="P2" style:family="paragraph">
      <style:text-properties fo:font-size="8pt" style:font-size-asian="18pt" style:font-size-complex="18pt"/>
    </style:style>
    <style:style style:name="P3" style:family="paragraph">
      <style:paragraph-properties fo:text-align="end"/>
    </style:style>
    <style:style style:name="P4" style:family="paragraph">
      <style:paragraph-properties fo:text-align="end"/>
      <style:text-properties fo:font-family="'XB Tabriz'" style:font-pitch="variable" fo:font-size="8pt" style:font-size-asian="8pt" style:font-family-complex="'XB Tabriz'" style:font-pitch-complex="variable" style:font-size-complex="8pt"/>
    </style:style>
    <style:style style:name="P5" style:family="paragraph">
      <style:text-properties fo:font-family="'XB Tabriz'" style:font-pitch="variable" fo:font-size="8pt" style:font-size-asian="8pt" style:font-family-complex="'XB Tabriz'" style:font-pitch-complex="variable" style:font-size-complex="8pt"/>
    </style:style>
    <style:style style:name="T1" style:family="text">
      <style:text-properties fo:font-size="8pt" style:font-size-asian="18pt" style:font-size-complex="18pt"/>
    </style:style>
    <style:style style:name="T2" style:family="text">
      <style:text-properties fo:font-family="'XB Tabriz'" style:font-pitch="variable" fo:font-size="8pt" style:font-size-asian="8pt" style:font-family-complex="'XB Tabriz'" style:font-pitch-complex="variable" style:font-size-complex="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3.033cm" svg:height="3.034cm" draw:transform="rotate (0.39269908169865) translate (2.48195136508059cm 2.48339872526886cm)" svg:viewBox="0 0 3034 3035" svg:d="m1517 7371c-360 0-634 274-634 634s274 635 634 635 635-275 635-635-275-634-635-634zm1095 488c-25 0-49 24-49 49v197c0 25 24 50 49 50h410c4 0 8-1 12-2-28 318-148 602-333 829-2-4-5-9-9-12l-290-290c-17-18-51-18-69 0l-139 139c-18 18-19 53-1 70l290 290c3 4 8 7 12 9-227 186-512 306-831 334 2-5 3-10 3-15v-410c0-24-25-49-50-49h-197c-25 0-49 25-49 49v410c0 5 1 10 3 16-320-28-606-147-834-334 6-2 10-5 14-9l290-290c17-17 17-52 0-70l-140-139c-17-18-52-17-69 0l-290 290c-4 4-7 9-9 14-188-228-308-515-336-836 3 1 7 2 11 2h410c24 0 49-25 49-50v-197c0-25-25-49-49-49h-410c-4 0-7 0-11 1 29-315 146-598 330-824 2 4 4 7 7 10l290 290c17 17 52 17 70 0l139-140c18-17 17-52 0-69l-290-290c-3-3-7-6-11-8 229-189 518-310 841-337-2 4-2 8-2 12v410c0 25 24 49 49 49h197c25 0 50-24 50-49v-410c0-4-1-8-2-11 317 28 600 148 827 333-5 2-9 5-13 8l-290 290c-18 18-18 52 0 69l139 140c18 17 53 18 70 0l290-290c4-3 7-8 9-12 187 227 307 514 334 834-4-2-8-2-12-2z">
          <text:p/>
        </draw:path>
        <draw:custom-shape draw:style-name="gr2" draw:text-style-name="P1" draw:layer="layout" svg:width="0.762cm" svg:height="0.762cm" draw:transform="rotate (0.39269908169865) translate (3.967cm 3.09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4.617cm" svg:y1="2.955cm" svg:x2="4.716cm" svg:y2="2.716cm">
          <text:p/>
        </draw:line>
        <draw:line draw:style-name="gr3" draw:text-style-name="P1" draw:layer="layout" svg:x1="4.325cm" svg:y1="3.66cm" svg:x2="4.226cm" svg:y2="3.899cm">
          <text:p/>
        </draw:line>
        <draw:line draw:style-name="gr3" draw:text-style-name="P1" draw:layer="layout" svg:x1="4.609cm" svg:y1="3.651cm" svg:x2="4.71cm" svg:y2="3.896cm">
          <text:p/>
        </draw:line>
        <draw:line draw:style-name="gr3" draw:text-style-name="P1" draw:layer="layout" svg:x1="5.053cm" svg:y1="3.556cm" svg:x2="4.814cm" svg:y2="3.457cm">
          <text:p/>
        </draw:line>
        <draw:line draw:style-name="gr3" draw:text-style-name="P1" draw:layer="layout" svg:x1="5.06cm" svg:y1="3.069cm" svg:x2="4.815cm" svg:y2="3.17cm">
          <text:p/>
        </draw:line>
        <draw:line draw:style-name="gr3" draw:text-style-name="P1" draw:layer="layout" svg:x1="3.877cm" svg:y1="3.559cm" svg:x2="4.112cm" svg:y2="3.462cm">
          <text:p/>
        </draw:line>
        <draw:line draw:style-name="gr3" draw:text-style-name="P1" draw:layer="layout" svg:x1="4.1cm" svg:y1="3.169cm" svg:x2="3.87cm" svg:y2="3.066cm">
          <text:p/>
        </draw:line>
        <draw:line draw:style-name="gr3" draw:text-style-name="P1" draw:layer="layout" svg:x1="4.321cm" svg:y1="2.958cm" svg:x2="4.224cm" svg:y2="2.723cm">
          <text:p/>
        </draw:line>
        <draw:g>
          <draw:custom-shape draw:style-name="gr2" draw:text-style-name="P1" draw:layer="layout" svg:width="0.207cm" svg:height="0.205cm" draw:transform="rotate (0.39269908169865) translate (3.23cm 2.804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132cm" svg:height="0.132cm" draw:transform="rotate (0.39269908169865) translate (3.277cm 2.82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2" draw:text-style-name="P1" draw:layer="layout" svg:width="0.207cm" svg:height="0.205cm" draw:transform="rotate (0.39269908169865) translate (3.003cm 2.722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132cm" svg:height="0.132cm" draw:transform="rotate (0.39269908169865) translate (3.049cm 2.738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2" draw:text-style-name="P1" draw:layer="layout" svg:width="0.207cm" svg:height="0.205cm" draw:transform="rotate (0.39269908169865) translate (3.229cm 3.694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132cm" svg:height="0.132cm" draw:transform="rotate (0.39269908169865) translate (3.275cm 3.709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2" draw:text-style-name="P1" draw:layer="layout" svg:width="0.207cm" svg:height="0.205cm" draw:transform="rotate (0.39269908169865) translate (3.003cm 3.787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132cm" svg:height="0.132cm" draw:transform="rotate (0.39269908169865) translate (3.05cm 3.803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2" draw:text-style-name="P1" draw:layer="layout" svg:width="0.207cm" svg:height="0.205cm" draw:transform="rotate (0.39269908169865) translate (3.872cm 4.353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132cm" svg:height="0.132cm" draw:transform="rotate (0.39269908169865) translate (3.918cm 4.368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2" draw:text-style-name="P1" draw:layer="layout" svg:width="0.207cm" svg:height="0.205cm" draw:transform="rotate (0.39269908169865) translate (3.79cm 4.572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132cm" svg:height="0.132cm" draw:transform="rotate (0.39269908169865) translate (3.837cm 4.587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2" draw:text-style-name="P1" draw:layer="layout" svg:width="0.207cm" svg:height="0.205cm" draw:transform="rotate (0.39269908169865) translate (5.433cm 3.706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" draw:text-style-name="P1" draw:layer="layout" svg:x1="5.472cm" svg:y1="3.724cm" svg:x2="5.66cm" svg:y2="3.802cm">
            <text:p/>
          </draw:line>
          <draw:line draw:style-name="gr3" draw:text-style-name="P1" draw:layer="layout" svg:x1="5.526cm" svg:y1="3.855cm" svg:x2="5.604cm" svg:y2="3.667cm">
            <text:p/>
          </draw:line>
        </draw:g>
        <draw:g>
          <draw:custom-shape draw:style-name="gr2" draw:text-style-name="P1" draw:layer="layout" svg:width="0.207cm" svg:height="0.205cm" draw:transform="rotate (0.39269908169865) translate (5.656cm 3.801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" draw:text-style-name="P1" draw:layer="layout" svg:x1="5.694cm" svg:y1="3.819cm" svg:x2="5.882cm" svg:y2="3.897cm">
            <text:p/>
          </draw:line>
          <draw:line draw:style-name="gr3" draw:text-style-name="P1" draw:layer="layout" svg:x1="5.748cm" svg:y1="3.95cm" svg:x2="5.826cm" svg:y2="3.762cm">
            <text:p/>
          </draw:line>
        </draw:g>
        <draw:g>
          <draw:custom-shape draw:style-name="gr2" draw:text-style-name="P1" draw:layer="layout" svg:width="0.207cm" svg:height="0.205cm" draw:transform="rotate (0.39269908169865) translate (5.43cm 2.795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" draw:text-style-name="P1" draw:layer="layout" svg:x1="5.469cm" svg:y1="2.812cm" svg:x2="5.657cm" svg:y2="2.89cm">
            <text:p/>
          </draw:line>
          <draw:line draw:style-name="gr3" draw:text-style-name="P1" draw:layer="layout" svg:x1="5.523cm" svg:y1="2.943cm" svg:x2="5.601cm" svg:y2="2.755cm">
            <text:p/>
          </draw:line>
        </draw:g>
        <draw:g>
          <draw:custom-shape draw:style-name="gr2" draw:text-style-name="P1" draw:layer="layout" svg:width="0.207cm" svg:height="0.205cm" draw:transform="rotate (0.39269908169865) translate (5.649cm 2.715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" draw:text-style-name="P1" draw:layer="layout" svg:x1="5.688cm" svg:y1="2.732cm" svg:x2="5.876cm" svg:y2="2.81cm">
            <text:p/>
          </draw:line>
          <draw:line draw:style-name="gr3" draw:text-style-name="P1" draw:layer="layout" svg:x1="5.742cm" svg:y1="2.863cm" svg:x2="5.82cm" svg:y2="2.675cm">
            <text:p/>
          </draw:line>
        </draw:g>
        <draw:g>
          <draw:custom-shape draw:style-name="gr2" draw:text-style-name="P1" draw:layer="layout" svg:width="0.207cm" svg:height="0.205cm" draw:transform="rotate (0.39269908169865) translate (4.787cm 2.147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" draw:text-style-name="P1" draw:layer="layout" svg:x1="4.826cm" svg:y1="2.164cm" svg:x2="5.014cm" svg:y2="2.242cm">
            <text:p/>
          </draw:line>
          <draw:line draw:style-name="gr3" draw:text-style-name="P1" draw:layer="layout" svg:x1="4.88cm" svg:y1="2.295cm" svg:x2="4.958cm" svg:y2="2.107cm">
            <text:p/>
          </draw:line>
        </draw:g>
        <draw:g>
          <draw:custom-shape draw:style-name="gr2" draw:text-style-name="P1" draw:layer="layout" svg:width="0.207cm" svg:height="0.205cm" draw:transform="rotate (0.39269908169865) translate (4.882cm 1.933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" draw:text-style-name="P1" draw:layer="layout" svg:x1="4.92cm" svg:y1="1.951cm" svg:x2="5.108cm" svg:y2="2.029cm">
            <text:p/>
          </draw:line>
          <draw:line draw:style-name="gr3" draw:text-style-name="P1" draw:layer="layout" svg:x1="4.975cm" svg:y1="2.082cm" svg:x2="5.053cm" svg:y2="1.894cm">
            <text:p/>
          </draw:line>
        </draw:g>
        <draw:g>
          <draw:custom-shape draw:style-name="gr2" draw:text-style-name="P1" draw:layer="layout" svg:width="0.207cm" svg:height="0.205cm" draw:transform="rotate (0.39269908169865) translate (3.875cm 2.16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132cm" svg:height="0.132cm" draw:transform="rotate (0.39269908169865) translate (3.922cm 2.176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2" draw:text-style-name="P1" draw:layer="layout" svg:width="0.207cm" svg:height="0.205cm" draw:transform="rotate (0.39269908169865) translate (3.778cm 1.937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132cm" svg:height="0.132cm" draw:transform="rotate (0.39269908169865) translate (3.825cm 1.953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2" draw:text-style-name="P1" draw:layer="layout" svg:width="0.207cm" svg:height="0.205cm" draw:transform="rotate (0.39269908169865) translate (4.79cm 4.349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" draw:text-style-name="P1" draw:layer="layout" svg:x1="4.829cm" svg:y1="4.367cm" svg:x2="5.017cm" svg:y2="4.445cm">
            <text:p/>
          </draw:line>
          <draw:line draw:style-name="gr3" draw:text-style-name="P1" draw:layer="layout" svg:x1="4.883cm" svg:y1="4.498cm" svg:x2="4.961cm" svg:y2="4.31cm">
            <text:p/>
          </draw:line>
        </draw:g>
        <draw:g>
          <draw:custom-shape draw:style-name="gr2" draw:text-style-name="P1" draw:layer="layout" svg:width="0.207cm" svg:height="0.205cm" draw:transform="rotate (0.39269908169865) translate (4.871cm 4.562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" draw:text-style-name="P1" draw:layer="layout" svg:x1="4.91cm" svg:y1="4.58cm" svg:x2="5.098cm" svg:y2="4.658cm">
            <text:p/>
          </draw:line>
          <draw:line draw:style-name="gr3" draw:text-style-name="P1" draw:layer="layout" svg:x1="4.964cm" svg:y1="4.711cm" svg:x2="5.042cm" svg:y2="4.523cm">
            <text:p/>
          </draw:line>
        </draw:g>
        <draw:custom-shape draw:style-name="gr4" draw:text-style-name="P1" draw:layer="layout" svg:width="0.182cm" svg:height="0.203cm" svg:x="4.661cm" svg:y="3.20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0.182cm" svg:height="0.203cm" svg:x="4.084cm" svg:y="3.20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layer="layout" svg:width="0.283cm" svg:height="0.308cm" svg:x="4.314cm" svg:y="3.118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line draw:style-name="gr6" draw:text-style-name="P1" draw:layer="layout" svg:x1="4.211cm" svg:y1="3.305cm" svg:x2="4.383cm" svg:y2="3.305cm">
          <text:p/>
        </draw:line>
        <draw:line draw:style-name="gr6" draw:text-style-name="P1" draw:layer="layout" svg:x1="4.525cm" svg:y1="3.305cm" svg:x2="4.668cm" svg:y2="3.305cm">
          <text:p/>
        </draw:line>
        <draw:frame draw:style-name="gr7" draw:text-style-name="P2" draw:layer="layout" svg:width="0.583cm" svg:height="0.493cm" svg:x="4.654cm" svg:y="3.051cm">
          <draw:text-box>
            <text:p><text:span text:style-name="T1">1</text:span></text:p>
          </draw:text-box>
        </draw:frame>
        <draw:frame draw:style-name="gr7" draw:text-style-name="P2" draw:layer="layout" svg:width="0.583cm" svg:height="0.493cm" svg:x="4.522cm" svg:y="3.422cm">
          <draw:text-box>
            <text:p><text:span text:style-name="T1">2</text:span></text:p>
          </draw:text-box>
        </draw:frame>
        <draw:frame draw:style-name="gr7" draw:text-style-name="P2" draw:layer="layout" svg:width="0.583cm" svg:height="0.493cm" svg:x="4.176cm" svg:y="3.574cm">
          <draw:text-box>
            <text:p><text:span text:style-name="T1">3</text:span></text:p>
          </draw:text-box>
        </draw:frame>
        <draw:frame draw:style-name="gr7" draw:text-style-name="P2" draw:layer="layout" svg:width="0.583cm" svg:height="0.493cm" svg:x="3.813cm" svg:y="3.442cm">
          <draw:text-box>
            <text:p><text:span text:style-name="T1">4</text:span></text:p>
          </draw:text-box>
        </draw:frame>
        <draw:frame draw:style-name="gr7" draw:text-style-name="P2" draw:layer="layout" svg:width="0.583cm" svg:height="0.493cm" svg:x="3.672cm" svg:y="3.071cm">
          <draw:text-box>
            <text:p><text:span text:style-name="T1">5</text:span></text:p>
          </draw:text-box>
        </draw:frame>
        <draw:frame draw:style-name="gr7" draw:text-style-name="P2" draw:layer="layout" svg:width="0.583cm" svg:height="0.493cm" svg:x="3.81cm" svg:y="2.705cm">
          <draw:text-box>
            <text:p><text:span text:style-name="T1">6</text:span></text:p>
          </draw:text-box>
        </draw:frame>
        <draw:frame draw:style-name="gr7" draw:text-style-name="P2" draw:layer="layout" svg:width="0.583cm" svg:height="0.493cm" svg:x="4.18cm" svg:y="2.558cm">
          <draw:text-box>
            <text:p><text:span text:style-name="T1">7</text:span></text:p>
          </draw:text-box>
        </draw:frame>
        <draw:frame draw:style-name="gr7" draw:text-style-name="P2" draw:layer="layout" svg:width="0.583cm" svg:height="0.493cm" svg:x="4.546cm" svg:y="2.715cm">
          <draw:text-box>
            <text:p><text:span text:style-name="T1">8</text:span></text:p>
          </draw:text-box>
        </draw:frame>
        <draw:frame draw:style-name="gr7" draw:text-style-name="P2" draw:layer="layout" svg:width="0.583cm" svg:height="0.493cm" svg:x="5.05cm" svg:y="1.409cm">
          <draw:text-box>
            <text:p><text:span text:style-name="T1">1</text:span></text:p>
          </draw:text-box>
        </draw:frame>
        <draw:frame draw:style-name="gr7" draw:text-style-name="P2" draw:layer="layout" svg:width="0.583cm" svg:height="0.493cm" svg:x="5.914cm" svg:y="2.314cm">
          <draw:text-box>
            <text:p><text:span text:style-name="T1">2</text:span></text:p>
          </draw:text-box>
        </draw:frame>
        <draw:frame draw:style-name="gr7" draw:text-style-name="P2" draw:layer="layout" svg:width="0.583cm" svg:height="0.493cm" svg:x="5.893cm" svg:y="3.813cm">
          <draw:text-box>
            <text:p><text:span text:style-name="T1">3</text:span></text:p>
          </draw:text-box>
        </draw:frame>
        <draw:frame draw:style-name="gr7" draw:text-style-name="P2" draw:layer="layout" svg:width="0.583cm" svg:height="0.493cm" svg:x="4.847cm" svg:y="4.818cm">
          <draw:text-box>
            <text:p><text:span text:style-name="T1">4</text:span></text:p>
          </draw:text-box>
        </draw:frame>
        <draw:frame draw:style-name="gr7" draw:text-style-name="P2" draw:layer="layout" svg:width="0.583cm" svg:height="0.493cm" svg:x="3.306cm" svg:y="4.625cm">
          <draw:text-box>
            <text:p><text:span text:style-name="T1">5</text:span></text:p>
          </draw:text-box>
        </draw:frame>
        <draw:frame draw:style-name="gr7" draw:text-style-name="P2" draw:layer="layout" svg:width="0.583cm" svg:height="0.493cm" svg:x="2.453cm" svg:y="3.823cm">
          <draw:text-box>
            <text:p><text:span text:style-name="T1">6</text:span></text:p>
          </draw:text-box>
        </draw:frame>
        <draw:frame draw:style-name="gr7" draw:text-style-name="P2" draw:layer="layout" svg:width="0.583cm" svg:height="0.493cm" svg:x="2.493cm" svg:y="2.395cm">
          <draw:text-box>
            <text:p><text:span text:style-name="T1">7</text:span></text:p>
          </draw:text-box>
        </draw:frame>
        <draw:frame draw:style-name="gr7" draw:text-style-name="P2" draw:layer="layout" svg:width="0.583cm" svg:height="0.493cm" svg:x="3.469cm" svg:y="1.308cm">
          <draw:text-box>
            <text:p><text:span text:style-name="T1">8</text:span></text:p>
          </draw:text-box>
        </draw:frame>
        <draw:path draw:style-name="gr8" draw:text-style-name="P1" draw:layer="layout" svg:width="0.192cm" svg:height="1.076cm" svg:x="5.013cm" svg:y="2.238cm" svg:viewBox="0 0 193 1077" svg:d="m0 0c102 135 193 453 193 663 0 159-40 294-101 414">
          <text:p/>
        </draw:path>
        <draw:path draw:style-name="gr1" draw:text-style-name="P1" draw:layer="layout" svg:width="0.189cm" svg:height="1.055cm" draw:transform="rotate (0.7853981633973) translate (4.109cm 2.177cm)" svg:viewBox="0 0 190 1056" svg:d="m0 8890c103 135 190 421 190 631 1 159-35 304-96 425">
          <text:p/>
        </draw:path>
        <draw:path draw:style-name="gr1" draw:text-style-name="P1" draw:layer="layout" svg:width="0.192cm" svg:height="1.076cm" draw:transform="rotate (1.5707963267946) translate (3.408cm 2.766cm)" svg:viewBox="0 0 193 1077" svg:d="m0 6816c102 135 193 443 193 653 0 159-35 304-96 424">
          <text:p/>
        </draw:path>
        <draw:path draw:style-name="gr1" draw:text-style-name="P1" draw:layer="layout" svg:width="0.177cm" svg:height="1.049cm" draw:transform="rotate (2.3561944901919) translate (3.337cm 3.65cm)" svg:viewBox="0 0 178 1050" svg:d="m0-443c102 135 178 417 178 626 0 159-35 304-95 424">
          <text:p/>
        </draw:path>
        <draw:path draw:style-name="gr8" draw:text-style-name="P1" draw:layer="layout" svg:width="-0.172cm" svg:height="-1.045cm" svg:x="3.906cm" svg:y="4.371cm" svg:viewBox="0 0 -173 -1046" svg:d="m0-8742c102 135 173 412 173 622 0 159-35 304-96 424">
          <text:p/>
        </draw:path>
        <draw:path draw:style-name="gr1" draw:text-style-name="P1" draw:layer="layout" svg:width="0.202cm" svg:height="1.033cm" draw:transform="rotate (-2.35619449019309) translate (4.82cm 4.422cm)" svg:viewBox="0 0 203 1034" svg:d="m0-13070c103 135 202 408 203 618 0 160-41 296-102 416">
          <text:p/>
        </draw:path>
        <draw:path draw:style-name="gr1" draw:text-style-name="P1" draw:layer="layout" svg:width="0.192cm" svg:height="1.045cm" draw:transform="rotate (-1.57079632679579) translate (5.521cm 3.853cm)" svg:viewBox="0 0 193 1046" svg:d="m0-11042c102 135 193 402 193 612 0 159-40 314-101 434">
          <text:p/>
        </draw:path>
        <draw:path draw:style-name="gr1" draw:text-style-name="P1" draw:layer="layout" svg:width="0.198cm" svg:height="1.053cm" draw:transform="rotate (-0.785398163398486) translate (5.582cm 2.949cm)" svg:viewBox="0 0 199 1054" svg:d="m0-3724c103 135 198 420 199 630 0 159-36 304-96 424">
          <text:p/>
        </draw:path>
        <draw:path draw:style-name="gr1" draw:text-style-name="P1" draw:layer="layout" svg:width="0.884cm" svg:height="0.896cm" draw:transform="rotate (2.3561944901919) translate (5.094cm 4.575cm)" svg:viewBox="0 0 885 897" svg:d="m885 1631c-75-20-168-67-263-124s-193-126-303-219c-168-170-262-350-319-554">
          <text:p/>
        </draw:path>
        <draw:path draw:style-name="gr1" draw:text-style-name="P1" draw:layer="layout" svg:width="-0.903cm" svg:height="-0.903cm" svg:x="5.826cm" svg:y="3.762cm" svg:viewBox="0 0 -904 -904" svg:d="m904-6620c-75-20-168-67-264-124s-192-126-302-219c-168-170-282-358-338-561">
          <text:p/>
        </draw:path>
        <draw:path draw:style-name="gr1" draw:text-style-name="P1" draw:layer="layout" svg:width="0.888cm" svg:height="0.899cm" draw:transform="rotate (-2.35619449019309) translate (5.745cm 2.675cm)" svg:viewBox="0 0 889 900" svg:d="m889-11008c-75-19-168-66-264-123s-192-126-303-220c-168-169-265-353-322-557">
          <text:p/>
        </draw:path>
        <draw:path draw:style-name="gr8" draw:text-style-name="P1" draw:layer="layout" svg:width="0.913cm" svg:height="0.906cm" draw:transform="rotate (-1.57079632679579) translate (4.922cm 1.943cm)" svg:viewBox="0 0 914 907" svg:d="m914-8937c-75-20-168-67-264-124s-192-126-302-219c-168-170-292-361-348-564">
          <text:p/>
        </draw:path>
        <draw:path draw:style-name="gr1" draw:text-style-name="P1" draw:layer="layout" svg:width="0.903cm" svg:height="0.882cm" svg:x="3.113cm" svg:y="2.878cm" svg:viewBox="0 0 904 883" svg:d="m904 883c-75-20-168-67-264-124s-192-125-302-219c-168-170-282-337-338-540">
          <text:p/>
        </draw:path>
        <draw:path draw:style-name="gr1" draw:text-style-name="P1" draw:layer="layout" svg:width="0.919cm" svg:height="0.91cm" draw:transform="rotate (-0.785398163398486) translate (3.824cm 2.045cm)" svg:viewBox="0 0 920 911" svg:d="m920-1605c-75-19-168-66-264-123s-192-126-302-220c-169-169-297-364-354-568">
          <text:p/>
        </draw:path>
        <draw:path draw:style-name="gr1" draw:text-style-name="P1" draw:layer="layout" svg:width="0.904cm" svg:height="0.919cm" draw:transform="rotate (0.7853981633973) translate (3.184cm 3.934cm)" svg:viewBox="0 0 905 920" svg:d="m905 10986c-75-20-170-73-266-130s-192-126-302-219c-169-170-280-368-337-571">
          <text:p/>
        </draw:path>
        <draw:path draw:style-name="gr8" draw:text-style-name="P1" draw:layer="layout" svg:width="0.902cm" svg:height="0.893cm" draw:transform="rotate (1.5707963267946) translate (4.017cm 4.666cm)" svg:viewBox="0 0 903 894" svg:d="m903 8928c-75-20-168-67-264-124s-192-125-302-219c-168-170-281-348-337-551">
          <text:p/>
        </draw:path>
        <draw:line draw:style-name="gr9" draw:text-style-name="P1" draw:layer="layout" svg:x1="5.191cm" svg:y1="2.773cm" svg:x2="5.161cm" svg:y2="2.6cm">
          <text:p/>
        </draw:line>
        <draw:line draw:style-name="gr10" draw:text-style-name="P1" draw:layer="layout" svg:x1="5.338cm" svg:y1="3.467cm" svg:x2="5.42cm" svg:y2="3.346cm">
          <text:p/>
        </draw:line>
        <draw:line draw:style-name="gr11" draw:text-style-name="P1" draw:layer="layout" svg:x1="5.024cm" svg:y1="4.036cm" svg:x2="5.095cm" svg:y2="4.026cm">
          <text:p/>
        </draw:line>
        <draw:line draw:style-name="gr11" draw:text-style-name="P1" draw:layer="layout" svg:x1="4.292cm" svg:y1="4.169cm" svg:x2="4.404cm" svg:y2="4.26cm">
          <text:p/>
        </draw:line>
        <draw:line draw:style-name="gr12" draw:text-style-name="P1" draw:layer="layout" svg:x1="4.211cm" svg:y1="2.472cm" svg:x2="4.318cm" svg:y2="2.316cm">
          <text:p/>
        </draw:line>
        <draw:line draw:style-name="gr11" draw:text-style-name="P1" draw:layer="layout" svg:x1="4.882cm" svg:y1="2.533cm" svg:x2="5.014cm" svg:y2="2.523cm">
          <text:p/>
        </draw:line>
        <draw:line draw:style-name="gr11" draw:text-style-name="P1" draw:layer="layout" svg:x1="5.278cm" svg:y1="3.041cm" svg:x2="5.4cm" svg:y2="3.132cm">
          <text:p/>
        </draw:line>
        <draw:line draw:style-name="gr10" draw:text-style-name="P1" draw:layer="layout" svg:x1="5.237cm" svg:y1="3.732cm" svg:x2="5.247cm" svg:y2="3.854cm">
          <text:p/>
        </draw:line>
        <draw:line draw:style-name="gr10" draw:text-style-name="P1" draw:layer="layout" svg:x1="4.516cm" svg:y1="2.35cm" svg:x2="4.628cm" svg:y2="2.431cm">
          <text:p/>
        </draw:line>
        <draw:line draw:style-name="gr10" draw:text-style-name="P1" draw:layer="layout" svg:x1="3.673cm" svg:y1="2.736cm" svg:x2="3.693cm" svg:y2="2.888cm">
          <text:p/>
        </draw:line>
        <draw:line draw:style-name="gr10" draw:text-style-name="P1" draw:layer="layout" svg:x1="3.815cm" svg:y1="2.604cm" svg:x2="3.988cm" svg:y2="2.573cm">
          <text:p/>
        </draw:line>
        <draw:line draw:style-name="gr10" draw:text-style-name="P1" draw:layer="layout" svg:x1="3.541cm" svg:y1="3.488cm" svg:x2="3.663cm" svg:y2="3.579cm">
          <text:p/>
        </draw:line>
        <draw:line draw:style-name="gr10" draw:text-style-name="P1" draw:layer="layout" svg:x1="3.52cm" svg:y1="3.254cm" svg:x2="3.602cm" svg:y2="3.132cm">
          <text:p/>
        </draw:line>
        <draw:line draw:style-name="gr10" draw:text-style-name="P1" draw:layer="layout" svg:x1="3.917cm" svg:y1="4.087cm" svg:x2="4.069cm" svg:y2="4.067cm">
          <text:p/>
        </draw:line>
        <draw:line draw:style-name="gr9" draw:text-style-name="P1" draw:layer="layout" svg:x1="3.754cm" svg:y1="3.945cm" svg:x2="3.728cm" svg:y2="3.698cm">
          <text:p/>
        </draw:line>
        <draw:line draw:style-name="gr13" draw:text-style-name="P1" draw:layer="layout" svg:x1="4.618cm" svg:y1="4.26cm" svg:x2="4.765cm" svg:y2="4.043cm">
          <text:p/>
        </draw:line>
        <draw:polyline draw:style-name="gr14" draw:text-style-name="P1" draw:layer="layout" svg:width="0.203cm" svg:height="0.001cm" draw:transform="rotate (0.0490437519810314) translate (5.01290209649746cm 2.23600535255609cm)" svg:viewBox="0 0 204 2" draw:points="0,4960 163,4958 204,4960">
          <text:p/>
        </draw:polyline>
        <draw:line draw:style-name="gr14" draw:text-style-name="P1" draw:layer="layout" svg:x1="5.217cm" svg:y1="2.228cm" svg:x2="5.704cm" svg:y2="1.659cm">
          <text:p/>
        </draw:line>
        <draw:path draw:style-name="gr15" draw:text-style-name="P1" draw:layer="layout" svg:width="2.812cm" svg:height="3.653cm" svg:x="3.676cm" svg:y="1.662cm" svg:viewBox="0 0 2813 3654" svg:d="m2025 0c483 365 785 947 785 1622 28 465-140 921-426 1270-368 449-930 723-1606 762-278 0-541-51-778-146">
          <text:p/>
        </draw:path>
        <draw:line draw:style-name="gr14" draw:text-style-name="P1" draw:layer="layout" svg:x1="3.875cm" svg:y1="4.717cm" svg:x2="3.672cm" svg:y2="5.164cm">
          <text:p/>
        </draw:line>
        <draw:path draw:style-name="gr15" draw:text-style-name="P1" draw:layer="layout" svg:width="2.812cm" svg:height="3.653cm" draw:transform="rotate (3.1415926535892) translate (5.2570000000312cm 4.919999999982cm)" svg:viewBox="0 0 2813 3654" svg:d="m2025-9840c483 365 785 947 785 1622 28 465-140 921-426 1270-368 449-930 723-1606 762-278 0-541-51-778-146">
          <text:p/>
        </draw:path>
        <draw:line draw:style-name="gr14" draw:text-style-name="P1" draw:layer="layout" svg:x1="5.257cm" svg:y1="1.415cm" svg:x2="5.054cm" svg:y2="1.892cm">
          <text:p/>
        </draw:line>
        <draw:line draw:style-name="gr14" draw:text-style-name="P1" draw:layer="layout" svg:x1="3.906cm" svg:y1="4.371cm" svg:x2="3.621cm" svg:y2="4.463cm">
          <text:p/>
        </draw:line>
        <draw:line draw:style-name="gr14" draw:text-style-name="P1" draw:layer="layout" svg:x1="3.235cm" svg:y1="4.92cm" svg:x2="3.621cm" svg:y2="4.463cm">
          <text:p/>
        </draw:line>
        <draw:line draw:style-name="gr10" draw:text-style-name="P1" draw:layer="layout" svg:x1="6.486cm" svg:y1="3.132cm" svg:x2="6.497cm" svg:y2="3.437cm">
          <text:p/>
        </draw:line>
        <draw:line draw:style-name="gr10" draw:text-style-name="P1" draw:layer="layout" svg:x1="2.442cm" svg:y1="3.084cm" svg:x2="2.443cm" svg:y2="3.396cm">
          <text:p/>
        </draw:line>
        <draw:line draw:style-name="gr10" draw:text-style-name="P1" draw:layer="layout" svg:x1="4.466cm" svg:y1="1.02cm" svg:x2="4.466cm" svg:y2="0.167cm">
          <text:p/>
        </draw:line>
        <draw:frame draw:style-name="gr7" draw:text-style-name="P4" draw:layer="layout" svg:width="1.785cm" svg:height="1.065cm" svg:x="2.732cm" svg:y="-0.151cm">
          <draw:text-box>
            <text:p text:style-name="P3"><text:span text:style-name="T2">قوی مقناطیس</text:span></text:p>
            <text:p text:style-name="P3"><text:span text:style-name="T2">دباؤ کی سمت</text:span></text:p>
          </draw:text-box>
        </draw:frame>
        <draw:frame draw:style-name="gr7" draw:text-style-name="P5" draw:layer="layout" svg:width="1.84cm" svg:height="0.62cm" svg:x="0.425cm" svg:y="2.611cm">
          <draw:text-box>
            <text:p><text:span text:style-name="T2">میدان کی سمت</text:span></text:p>
          </draw:text-box>
        </draw:frame>
        <draw:line draw:style-name="gr10" draw:text-style-name="P1" draw:layer="layout" svg:x1="0.868cm" svg:y1="3.296cm" svg:x2="1.965cm" svg:y2="3.296cm">
          <text:p/>
        </draw:line>
        <draw:g>
          <draw:g>
            <draw:custom-shape draw:style-name="gr2" draw:text-style-name="P1" draw:layer="layout" svg:width="0.203cm" svg:height="0.212cm" svg:x="1.44cm" svg:y="1.01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1" draw:layer="layout" svg:width="0.129cm" svg:height="0.137cm" svg:x="1.477cm" svg:y="1.052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2" draw:text-style-name="P1" draw:layer="layout" svg:width="0.203cm" svg:height="0.212cm" svg:x="1.507cm" svg:y="5.3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3" draw:text-style-name="P1" draw:layer="layout" svg:x1="1.521cm" svg:y1="5.372cm" svg:x2="1.662cm" svg:y2="5.521cm">
              <text:p/>
            </draw:line>
            <draw:line draw:style-name="gr3" draw:text-style-name="P1" draw:layer="layout" svg:x1="1.521cm" svg:y1="5.519cm" svg:x2="1.662cm" svg:y2="5.37cm">
              <text:p/>
            </draw:line>
          </draw:g>
          <draw:line draw:style-name="gr3" draw:text-style-name="P1" draw:layer="layout" svg:x1="1.67cm" svg:y1="1.01cm" svg:x2="1.67cm" svg:y2="1.262cm">
            <text:p/>
          </draw:line>
          <draw:line draw:style-name="gr3" draw:text-style-name="P1" draw:layer="layout" svg:x1="1.371cm" svg:y1="1.01cm" svg:x2="1.371cm" svg:y2="1.262cm">
            <text:p/>
          </draw:line>
          <draw:line draw:style-name="gr3" draw:text-style-name="P1" draw:layer="layout" svg:x1="1.371cm" svg:y1="1.262cm" svg:x2="1.67cm" svg:y2="1.262cm">
            <text:p/>
          </draw:line>
          <draw:line draw:style-name="gr3" draw:text-style-name="P1" draw:layer="layout" svg:x1="0.903cm" svg:y1="1.01cm" svg:x2="1.371cm" svg:y2="1.01cm">
            <text:p/>
          </draw:line>
          <draw:line draw:style-name="gr3" draw:text-style-name="P1" draw:layer="layout" svg:x1="4.124cm" svg:y1="1.01cm" svg:x2="1.671cm" svg:y2="1.01cm">
            <text:p/>
          </draw:line>
          <draw:line draw:style-name="gr3" draw:text-style-name="P1" draw:layer="layout" svg:x1="4.12cm" svg:y1="5.562cm" svg:x2="1.736cm" svg:y2="5.562cm">
            <text:p/>
          </draw:line>
          <draw:line draw:style-name="gr3" draw:text-style-name="P1" draw:layer="layout" svg:x1="1.736cm" svg:y1="5.56cm" svg:x2="1.736cm" svg:y2="5.308cm">
            <text:p/>
          </draw:line>
          <draw:line draw:style-name="gr3" draw:text-style-name="P1" draw:layer="layout" svg:x1="1.736cm" svg:y1="5.308cm" svg:x2="1.447cm" svg:y2="5.308cm">
            <text:p/>
          </draw:line>
          <draw:line draw:style-name="gr3" draw:text-style-name="P1" draw:layer="layout" svg:x1="1.447cm" svg:y1="5.308cm" svg:x2="1.447cm" svg:y2="5.56cm">
            <text:p/>
          </draw:line>
          <draw:line draw:style-name="gr3" draw:text-style-name="P1" draw:layer="layout" svg:x1="1.447cm" svg:y1="5.56cm" svg:x2="0.989cm" svg:y2="5.56cm">
            <text:p/>
          </draw:line>
          <draw:path draw:style-name="gr1" draw:text-style-name="P1" draw:layer="layout" svg:width="2.042cm" svg:height="4.551cm" svg:x="2.082cm" svg:y="1.01cm" svg:viewBox="0 0 2043 4552" svg:d="m2043 4552c-1175-115-2043-1060-2043-2274s867-2163 2042-2278">
            <text:p/>
          </draw:path>
        </draw:g>
        <draw:g>
          <draw:g>
            <draw:custom-shape draw:style-name="gr2" draw:text-style-name="P1" draw:layer="layout" svg:width="0.203cm" svg:height="0.212cm" svg:x="7.265cm" svg:y="1.034cm">
              <text:p/>
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1" draw:layer="layout" svg:width="0.129cm" svg:height="0.137cm" svg:x="7.302cm" svg:y="1.067cm">
              <text:p/>
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2" draw:text-style-name="P1" draw:layer="layout" svg:width="0.203cm" svg:height="0.212cm" svg:x="7.198cm" svg:y="5.355cm">
              <text:p/>
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3" draw:text-style-name="P1" draw:layer="layout" svg:x1="7.388cm" svg:y1="5.387cm" svg:x2="7.247cm" svg:y2="5.536cm">
              <text:p/>
            </draw:line>
            <draw:line draw:style-name="gr3" draw:text-style-name="P1" draw:layer="layout" svg:x1="7.388cm" svg:y1="5.534cm" svg:x2="7.247cm" svg:y2="5.385cm">
              <text:p/>
            </draw:line>
          </draw:g>
          <draw:line draw:style-name="gr3" draw:text-style-name="P1" draw:layer="layout" svg:x1="7.239cm" svg:y1="1.025cm" svg:x2="7.239cm" svg:y2="1.277cm">
            <text:p/>
          </draw:line>
          <draw:line draw:style-name="gr3" draw:text-style-name="P1" draw:layer="layout" svg:x1="7.538cm" svg:y1="1.025cm" svg:x2="7.538cm" svg:y2="1.277cm">
            <text:p/>
          </draw:line>
          <draw:line draw:style-name="gr3" draw:text-style-name="P1" draw:layer="layout" svg:x1="7.538cm" svg:y1="1.277cm" svg:x2="7.239cm" svg:y2="1.277cm">
            <text:p/>
          </draw:line>
          <draw:line draw:style-name="gr3" draw:text-style-name="P1" draw:layer="layout" svg:x1="8.006cm" svg:y1="1.025cm" svg:x2="7.538cm" svg:y2="1.025cm">
            <text:p/>
          </draw:line>
          <draw:line draw:style-name="gr3" draw:text-style-name="P1" draw:layer="layout" svg:x1="4.785cm" svg:y1="1.025cm" svg:x2="7.238cm" svg:y2="1.025cm">
            <text:p/>
          </draw:line>
          <draw:line draw:style-name="gr3" draw:text-style-name="P1" draw:layer="layout" svg:x1="4.79cm" svg:y1="5.577cm" svg:x2="7.174cm" svg:y2="5.577cm">
            <text:p/>
          </draw:line>
          <draw:line draw:style-name="gr3" draw:text-style-name="P1" draw:layer="layout" svg:x1="7.173cm" svg:y1="5.575cm" svg:x2="7.173cm" svg:y2="5.323cm">
            <text:p/>
          </draw:line>
          <draw:line draw:style-name="gr3" draw:text-style-name="P1" draw:layer="layout" svg:x1="7.173cm" svg:y1="5.323cm" svg:x2="7.462cm" svg:y2="5.323cm">
            <text:p/>
          </draw:line>
          <draw:line draw:style-name="gr3" draw:text-style-name="P1" draw:layer="layout" svg:x1="7.462cm" svg:y1="5.323cm" svg:x2="7.462cm" svg:y2="5.575cm">
            <text:p/>
          </draw:line>
          <draw:line draw:style-name="gr3" draw:text-style-name="P1" draw:layer="layout" svg:x1="7.462cm" svg:y1="5.575cm" svg:x2="7.92cm" svg:y2="5.575cm">
            <text:p/>
          </draw:line>
          <draw:path draw:style-name="gr1" draw:text-style-name="P1" draw:layer="layout" svg:width="2.042cm" svg:height="4.551cm" svg:x="4.784cm" svg:y="1.025cm" svg:viewBox="0 0 2043 4552" svg:d="m0 4552c1175-115 2043-1060 2043-2274s-867-2163-2042-2278">
            <text:p/>
          </draw:path>
        </draw:g>
        <draw:frame draw:style-name="gr7" draw:layer="layout" svg:width="0.883cm" svg:height="0.886cm" svg:x="1.179cm" svg:y="1.838cm">
          <draw:text-box>
            <text:p>N</text:p>
          </draw:text-box>
        </draw:frame>
        <draw:frame draw:style-name="gr7" draw:layer="layout" svg:width="0.849cm" svg:height="0.886cm" svg:x="6.75cm" svg:y="1.869cm">
          <draw:text-box>
            <text:p>S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draw:stroke-dash="Dash_20_2" svg:stroke-width="0.076cm" svg:stroke-color="#000000" draw:marker-start-width="0.406cm" draw:marker-start-center="false" draw:marker-end-width="0.406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8.89cm" fo:page-height="5.58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1/content.xml><?xml version="1.0" encoding="utf-8"?>
<!DOCTYPE math  PUBLIC '-//OpenOffice.org//DTD Modified W3C MathML 1.01//EN'  'math.dtd'>
<math:math xmlns:math="http://www.w3.org/1998/Math/MathML">
  <math:semantics>
    <math:mi>i</math:mi>
    <math:annotation math:encoding="StarMath 5.0">i</math:annotation>
  </math:semantics>
</math:math>
</file>